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left" draw:textarea-vertical-align="top" draw:auto-grow-height="false" fo:min-height="6.401cm" fo:min-width="9.66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bottom" draw:auto-grow-height="false" fo:min-height="0.425cm" fo:min-width="0.175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justify" fo:min-height="0.712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bottom" draw:auto-grow-height="false" fo:min-height="0.425cm" fo:min-width="0.175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justify" fo:min-height="0.712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draw:auto-grow-height="false" fo:min-height="2.52cm" fo:min-width="3.99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6.651cm" svg:x="8.112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<text:s text:c="8"/></text:span><text:span text:style-name="T1">Petrographic Thin Section Soft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 xml:id="id2" draw:id="id2">
          <draw:g>
            <draw:custom-shape draw:style-name="gr3" draw:text-style-name="P3" draw:layer="layout" svg:width="0.953cm" svg:height="0.953cm" svg:x="4.273cm" svg:y="7.6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4" draw:text-style-name="P4" draw:layer="layout" svg:x1="4.75cm" svg:y1="8.592cm" svg:x2="4.75cm" svg:y2="9.862cm">
                <text:p/>
              </draw:line>
              <draw:line draw:style-name="gr5" draw:text-style-name="P4" draw:layer="layout" svg:x1="4.115cm" svg:y1="8.909cm" svg:x2="5.385cm" svg:y2="8.909cm">
                <text:p/>
              </draw:line>
              <draw:line draw:style-name="gr6" draw:text-style-name="P4" draw:layer="layout" svg:x1="4.75cm" svg:y1="9.862cm" svg:x2="5.385cm" svg:y2="10.701cm">
                <text:p/>
              </draw:line>
              <draw:line draw:style-name="gr7" draw:text-style-name="P4" draw:layer="layout" svg:x1="4.75cm" svg:y1="9.862cm" svg:x2="4.115cm" svg:y2="10.701cm">
                <text:p/>
              </draw:line>
            </draw:g>
          </draw:g>
          <draw:frame draw:style-name="gr8" draw:text-style-name="P6" draw:layer="layout" svg:width="3.175cm" svg:height="0.962cm" svg:x="3.162cm" svg:y="10.852cm">
            <draw:text-box>
              <text:p text:style-name="P5"><text:span text:style-name="T1">User</text:span></text:p>
            </draw:text-box>
          </draw:frame>
        </draw:g>
        <draw:g draw:style-name="gr2" xml:id="id3" draw:id="id3">
          <draw:g>
            <draw:custom-shape draw:style-name="gr9" draw:text-style-name="P3" draw:layer="layout" svg:width="0.953cm" svg:height="0.953cm" svg:x="20.799cm" svg:y="7.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10" draw:text-style-name="P4" draw:layer="layout" svg:x1="21.276cm" svg:y1="8.243cm" svg:x2="21.276cm" svg:y2="9.513cm">
                <text:p/>
              </draw:line>
              <draw:line draw:style-name="gr11" draw:text-style-name="P4" draw:layer="layout" svg:x1="20.641cm" svg:y1="8.56cm" svg:x2="21.911cm" svg:y2="8.56cm">
                <text:p/>
              </draw:line>
              <draw:line draw:style-name="gr12" draw:text-style-name="P4" draw:layer="layout" svg:x1="21.276cm" svg:y1="9.513cm" svg:x2="21.911cm" svg:y2="10.352cm">
                <text:p/>
              </draw:line>
              <draw:line draw:style-name="gr13" draw:text-style-name="P4" draw:layer="layout" svg:x1="21.276cm" svg:y1="9.513cm" svg:x2="20.641cm" svg:y2="10.352cm">
                <text:p/>
              </draw:line>
            </draw:g>
          </draw:g>
          <draw:frame draw:style-name="gr14" draw:text-style-name="P6" draw:layer="layout" svg:width="3.175cm" svg:height="1.673cm" svg:x="19.688cm" svg:y="10.503cm">
            <draw:text-box>
              <text:p text:style-name="P5"><text:span text:style-name="T1">Decision Maker</text:span></text:p>
            </draw:text-box>
          </draw:frame>
        </draw:g>
        <draw:custom-shape draw:style-name="gr15" draw:text-style-name="P2" xml:id="id1" draw:id="id1" draw:layer="layout" svg:width="6.35cm" svg:height="3.916cm" svg:x="10.271cm" svg:y="7.752cm">
          <text:p text:style-name="P1"><text:span text:style-name="T1">Petrographic Thin-section Analyzing 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10.271cm" svg:y1="9.71cm" svg:x2="6.337cm" svg:y2="9.726cm" draw:start-shape="id1" draw:start-glue-point="6" draw:end-shape="id2" svg:d="M10271 9710l-3934 16" svg:viewBox="0 0 3935 17">
          <text:p/>
        </draw:connector>
        <draw:connector draw:style-name="gr17" draw:text-style-name="P7" draw:layer="layout" draw:type="line" svg:x1="19.688cm" svg:y1="9.733cm" svg:x2="16.621cm" svg:y2="9.71cm" draw:start-shape="id3" draw:end-shape="id1" draw:end-glue-point="10" svg:d="M19688 9733l-3067-23" svg:viewBox="0 0 3068 2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3T18:58:50.887239618</meta:creation-date>
    <dc:date>2023-06-03T19:20:01.071415386</dc:date>
    <meta:editing-duration>PT10M48S</meta:editing-duration>
    <meta:editing-cycles>2</meta:editing-cycles>
    <meta:generator>LibreOffice/6.4.7.2$Linux_X86_64 LibreOffice_project/40$Build-2</meta:generator>
    <meta:document-statistic meta:object-count="22"/>
  </office:meta>
</office:document-meta>
</file>